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ef5b7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259f3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707f8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2fae80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2259f3" officeooo:paragraph-rsid="002259f3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6666ff" style:font-name="Liberation Mono" fo:font-size="9pt" officeooo:rsid="00310587" officeooo:paragraph-rsid="00310587" style:font-size-asian="9pt" style:font-size-complex="9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6666ff" style:font-name="Liberation Mono" fo:font-size="9pt" officeooo:paragraph-rsid="002e63f0" fo:background-color="transparent" style:font-size-asian="9pt" style:font-size-complex="9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2707f8" officeooo:paragraph-rsid="002707f8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3333ff" fo:font-size="10.5pt" officeooo:rsid="001aaf87" officeooo:paragraph-rsid="001aaf87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1aaf87" officeooo:paragraph-rsid="001aaf87" style:font-size-asian="9pt" style:font-size-complex="9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1a2b21" officeooo:paragraph-rsid="001a2b21" style:font-size-asian="9pt" style:font-size-complex="9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3af782" officeooo:paragraph-rsid="003af782" style:font-size-asian="9pt" style:font-size-complex="9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fo:font-weight="normal" officeooo:rsid="003c2daa" officeooo:paragraph-rsid="003c2daa" style:font-size-asian="7.84999990463257pt" style:font-weight-asian="normal" style:font-size-complex="9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1ef5b7" officeooo:paragraph-rsid="001ef5b7" style:font-size-asian="9pt" style:font-size-complex="9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310587" officeooo:paragraph-rsid="00310587" style:font-size-asian="9pt" style:font-size-complex="9pt"/>
    </style:style>
    <style:style style:name="P23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paragraph-rsid="002e63f0" style:font-size-asian="9pt" style:font-size-complex="9pt"/>
    </style:style>
    <style:style style:name="P24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officeooo:rsid="00353404" officeooo:paragraph-rsid="00353404" style:font-size-asian="9pt" style:font-size-complex="9pt"/>
    </style:style>
    <style:style style:name="P25" style:family="paragraph" style:parent-style-name="Text_20_body">
      <style:paragraph-properties fo:margin-top="0.101cm" fo:margin-bottom="0.199cm" loext:contextual-spacing="false" fo:line-height="100%"/>
      <style:text-properties fo:color="#0000ff" style:font-name="Liberation Mono" fo:font-size="9pt" fo:font-weight="bold" officeooo:rsid="00310587" officeooo:paragraph-rsid="00310587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paragraph-rsid="00319e12" style:font-size-asian="9pt" style:font-size-complex="9pt"/>
    </style:style>
    <style:style style:name="P27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paragraph-rsid="002707f8" style:font-size-asian="9pt" style:font-size-complex="9pt"/>
    </style:style>
    <style:style style:name="P28" style:family="paragraph" style:parent-style-name="Text_20_body">
      <style:paragraph-properties fo:margin-top="0.101cm" fo:margin-bottom="0.199cm" loext:contextual-spacing="false" fo:line-height="100%"/>
      <style:text-properties style:font-name="Liberation Mono" fo:font-size="9pt" officeooo:rsid="00353404" officeooo:paragraph-rsid="00353404" style:font-size-asian="9pt" style:font-size-complex="9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color="#3333ff" fo:font-size="10.5pt" officeooo:rsid="0037009a" officeooo:paragraph-rsid="0037009a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37009a" officeooo:paragraph-rsid="0037009a" style:font-size-asian="9pt" style:font-size-complex="9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1aaf87" style:font-size-asian="9pt" style:font-size-complex="9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1ac5e6" style:font-size-asian="9pt" style:font-size-complex="9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282c27" style:font-size-asian="9pt" style:font-size-complex="9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1aaf87" officeooo:paragraph-rsid="0037009a" style:font-size-asian="9pt" style:font-size-complex="9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officeooo:rsid="0038000a" officeooo:paragraph-rsid="0038000a" style:font-size-asian="9pt" style:font-size-complex="9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bold" officeooo:rsid="001aaf87" officeooo:paragraph-rsid="0037009a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c5e6" officeooo:paragraph-rsid="001ac5e6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b9f7a" style:font-size-asian="9pt" style:font-weight-asian="normal" style:font-size-complex="9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aaf87" style:font-size-asian="9pt" style:font-weight-asian="normal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fo:color="#6666ff" style:font-name="Liberation Mono" fo:font-size="9pt" officeooo:rsid="00264191" officeooo:paragraph-rsid="00264191" style:font-size-asian="9pt" style:font-size-complex="9pt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fo:color="#0000ff" style:font-name="Liberation Mono" fo:font-size="9pt" officeooo:rsid="00264191" officeooo:paragraph-rsid="00264191" style:font-size-asian="9pt" style:font-size-complex="9pt"/>
    </style:style>
    <style:style style:name="P42" style:family="paragraph" style:parent-style-name="Text_20_body">
      <style:paragraph-properties fo:margin-top="0cm" fo:margin-bottom="0.101cm" loext:contextual-spacing="false" fo:line-height="100%"/>
      <style:text-properties fo:color="#3333ff" style:font-name="Liberation Mono" fo:font-size="9pt" officeooo:rsid="0039849b" officeooo:paragraph-rsid="0039849b" style:font-size-asian="9pt" style:font-size-complex="9pt"/>
    </style:style>
    <style:style style:name="P43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4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abb" style:font-size-asian="10.5pt" style:font-size-complex="10.5pt"/>
    </style:style>
    <style:style style:name="P45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6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2359a6" style:font-size-asian="10.5pt" style:font-size-complex="10.5pt"/>
    </style:style>
    <style:style style:name="P47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8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9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0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8abb" officeooo:paragraph-rsid="00178abb" style:font-size-asian="10.5pt" style:font-size-complex="10.5pt"/>
    </style:style>
    <style:style style:name="P52" style:family="paragraph" style:parent-style-name="Text_20_body" style:list-style-name="L1">
      <style:paragraph-properties fo:margin-top="0.101cm" fo:margin-bottom="0.199cm" loext:contextual-spacing="false" fo:line-height="100%"/>
      <style:text-properties fo:color="#6666ff" style:font-name="Liberation Mono" fo:font-size="9pt" officeooo:rsid="00178abb" officeooo:paragraph-rsid="00178abb" style:font-size-asian="9pt" style:font-size-complex="9pt"/>
    </style:style>
    <style:style style:name="P53" style:family="paragraph" style:parent-style-name="Text_20_body" style:list-style-name="L1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54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2707f8" officeooo:paragraph-rsid="002707f8" style:font-size-asian="9pt" style:font-size-complex="9pt"/>
    </style:style>
    <style:style style:name="P55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20bce7" officeooo:paragraph-rsid="0020bce7" style:font-size-asian="9pt" style:font-size-complex="9pt"/>
    </style:style>
    <style:style style:name="P56" style:family="paragraph" style:parent-style-name="Text_20_body" style:list-style-name="L2">
      <style:paragraph-properties fo:margin-top="0.101cm" fo:margin-bottom="0.199cm" loext:contextual-spacing="false" fo:line-height="100%"/>
      <style:text-properties fo:color="#3333ff" style:font-name="Liberation Mono" fo:font-size="9pt" officeooo:rsid="001d054e" officeooo:paragraph-rsid="001d054e" style:font-size-asian="9pt" style:font-size-complex="9pt"/>
    </style:style>
    <style:style style:name="P57" style:family="paragraph" style:parent-style-name="Text_20_body">
      <style:paragraph-properties fo:margin-top="0.101cm" fo:margin-bottom="0.199cm" loext:contextual-spacing="false" fo:line-height="100%"/>
      <style:text-properties fo:color="#3333ff" style:font-name="Liberation Mono" fo:font-size="9pt" officeooo:rsid="003af782" officeooo:paragraph-rsid="003af782" style:font-size-asian="9pt" style:font-size-complex="9pt"/>
    </style:style>
    <style:style style:name="P58" style:family="paragraph" style:parent-style-name="Text_20_body" style:list-style-name="L4">
      <style:paragraph-properties fo:margin-top="0.101cm" fo:margin-bottom="0.199cm" loext:contextual-spacing="false" fo:line-height="100%"/>
      <style:text-properties fo:color="#0000ff" style:font-name="Liberation Mono" fo:font-size="9pt" officeooo:paragraph-rsid="00353404" style:font-size-asian="9pt" style:font-size-complex="9pt"/>
    </style:style>
    <style:style style:name="P59" style:family="paragraph" style:parent-style-name="Text_20_body" style:list-style-name="L2">
      <style:paragraph-properties fo:margin-top="0cm" fo:margin-bottom="0cm" loext:contextual-spacing="false" fo:line-height="100%"/>
      <style:text-properties fo:color="#3333ff" style:font-name="Liberation Mono" fo:font-size="9pt" fo:font-weight="normal" officeooo:rsid="001aaf87" officeooo:paragraph-rsid="001aaf87" style:font-size-asian="9pt" style:font-weight-asian="normal" style:font-size-complex="9pt" style:font-weight-complex="normal"/>
    </style:style>
    <style:style style:name="P60" style:family="paragraph" style:parent-style-name="Text_20_body" style:list-style-name="L2">
      <style:paragraph-properties fo:margin-top="0cm" fo:margin-bottom="0cm" loext:contextual-spacing="false" fo:line-height="100%"/>
      <style:text-properties fo:color="#3333ff" style:font-name="Liberation Mono" fo:font-size="9pt" fo:font-weight="bold" officeooo:rsid="001aaf87" officeooo:paragraph-rsid="001aaf87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5e6" style:font-weight-asian="normal" style:font-weight-complex="normal"/>
    </style:style>
    <style:style style:name="T5" style:family="text">
      <style:text-properties fo:font-weight="normal" officeooo:rsid="001b9f7a" style:font-weight-asian="normal" style:font-weight-complex="normal"/>
    </style:style>
    <style:style style:name="T6" style:family="text">
      <style:text-properties fo:font-weight="normal" officeooo:rsid="00282c27" style:font-weight-asian="normal" style:font-weight-complex="normal"/>
    </style:style>
    <style:style style:name="T7" style:family="text">
      <style:text-properties officeooo:rsid="0011e049"/>
    </style:style>
    <style:style style:name="T8" style:family="text">
      <style:text-properties fo:color="#6666ff" style:font-name="Liberation Mono"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9f7a"/>
    </style:style>
    <style:style style:name="T11" style:family="text">
      <style:text-properties officeooo:rsid="002259f3"/>
    </style:style>
    <style:style style:name="T12" style:family="text">
      <style:text-properties officeooo:rsid="002707f8"/>
    </style:style>
    <style:style style:name="T13" style:family="text">
      <style:text-properties fo:color="#3333ff" officeooo:rsid="002707f8"/>
    </style:style>
    <style:style style:name="T14" style:family="text">
      <style:text-properties fo:color="#3333ff" style:font-name="Liberation Mono" fo:font-size="9pt" style:font-size-asian="9pt" style:font-size-complex="9pt"/>
    </style:style>
    <style:style style:name="T15" style:family="text">
      <style:text-properties fo:color="#3333ff" style:font-name="Liberation Mono" fo:font-size="9pt" officeooo:rsid="002259f3" style:font-size-asian="9pt" style:font-size-complex="9pt"/>
    </style:style>
    <style:style style:name="T16" style:family="text">
      <style:text-properties fo:color="#3333ff" style:font-name="Liberation Mono" fo:font-size="9pt" officeooo:rsid="001d054e" style:font-size-asian="9pt" style:font-size-complex="9pt"/>
    </style:style>
    <style:style style:name="T17" style:family="text">
      <style:text-properties fo:color="#3333ff" style:font-name="Liberation Mono" fo:font-size="9pt" officeooo:rsid="002359a6" style:font-size-asian="9pt" style:font-size-complex="9pt"/>
    </style:style>
    <style:style style:name="T18" style:family="text">
      <style:text-properties fo:color="#3333ff" style:font-name="Liberation Mono" fo:font-size="9pt" fo:font-style="italic" style:font-size-asian="9pt" style:font-size-complex="9pt"/>
    </style:style>
    <style:style style:name="T19" style:family="text">
      <style:text-properties fo:color="#3333ff" fo:font-weight="normal" style:font-weight-asian="normal" style:font-weight-complex="normal"/>
    </style:style>
    <style:style style:name="T20" style:family="text">
      <style:text-properties fo:color="#3333ff" fo:font-weight="normal" officeooo:rsid="002707f8" style:font-weight-asian="normal" style:font-weight-complex="normal"/>
    </style:style>
    <style:style style:name="T21" style:family="text">
      <style:text-properties fo:font-style="normal" fo:font-weight="normal" fo:background-color="transparent" loext:char-shading-value="0" style:font-style-asian="normal" style:font-weight-asian="normal"/>
    </style:style>
    <style:style style:name="T22" style:family="text">
      <style:text-properties fo:font-style="italic" fo:font-weight="normal" fo:background-color="transparent" loext:char-shading-value="0" style:font-style-asian="italic" style:font-weight-asian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fo:color="#0000ff"/>
    </style:style>
    <style:style style:name="T25" style:family="text">
      <style:text-properties fo:color="#0000ff" fo:font-style="normal" fo:font-weight="normal" style:font-style-asian="normal" style:font-weight-asian="normal"/>
    </style:style>
    <style:style style:name="T26" style:family="text">
      <style:text-properties fo:color="#0000ff" officeooo:rsid="00310587"/>
    </style:style>
    <style:style style:name="T27" style:family="text">
      <style:text-properties fo:color="#0000ff" officeooo:rsid="00319e12"/>
    </style:style>
    <style:style style:name="T28" style:family="text">
      <style:text-properties officeooo:rsid="00353404"/>
    </style:style>
    <style:style style:name="T29" style:family="text">
      <style:text-properties style:font-name="Liberation Mono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uttura Codice</text:p>
      <text:list xml:id="list3647647401720243882" text:style-name="L1">
        <text:list-item>
          <text:p text:style-name="P44">package</text:p>
          <text:p text:style-name="P52">package com.company;</text:p>
        </text:list-item>
        <text:list-item>
          <text:p text:style-name="P44">imports</text:p>
          <text:p text:style-name="P51"><text:span text:style-name="T8">import java.util.HashMap</text:span><text:span text:style-name="T29">;</text:span></text:p>
        </text:list-item>
        <text:list-item>
          <text:p text:style-name="P43">classpath</text:p>
          <text:p text:style-name="P53">IdeaProjects/bicicletta/src/com</text:p>
        </text:list-item>
      </text:list>
      <text:p text:style-name="P1">Ereditarietà</text:p>
      <text:p text:style-name="P18">public class Studente extends Persona {}</text:p>
      <text:p text:style-name="P1"><text:span text:style-name="T7">Classi, oggeti, i</text:span>nterfacce e classi astratte</text:p>
      <text:p text:style-name="P15">CLASSE: <text:tab/><text:tab/><text:span text:style-name="T29">public class bycicle {}</text:span></text:p>
      <text:p text:style-name="P15">OGGETTO<text:tab/><text:tab/><text:span text:style-name="T29">bycicle bike1 = new bycicle(10, 20, 1);</text:span></text:p>
      <text:p text:style-name="P17"><text:s text:c="8"/><text:tab/><text:tab/>bike1.PrintStates();</text:p>
      <text:p text:style-name="P14">INTERFACCE</text:p>
      <text:p text:style-name="P14">CLASSI ASTRATTE</text:p>
      <text:p text:style-name="P1">Visibilità</text:p>
      <text:p text:style-name="P1"/>
      <text:p text:style-name="P1">Linguaggi<text:span text:style-name="T7">o</text:span></text:p>
      <text:list xml:id="list2950552502485554071" text:style-name="L2">
        <text:list-item>
          <text:p text:style-name="P45">La Sintassi</text:p>
          <text:p text:style-name="P55">int b = 5; <text:line-break/>float h = 5,33; <text:line-break/>boolean flag = true; <text:line-break/>char myChar = ‘X’; <text:line-break/>String stringa = “Ciao Mondo”;</text:p>
        </text:list-item>
        <text:list-item>
          <text:p text:style-name="P45">Controlli di Flusso</text:p>
          <text:p text:style-name="P59">------------------</text:p>
          <text:p text:style-name="P60">if – else</text:p>
        </text:list-item>
      </text:list>
      <text:p text:style-name="P39"><text:tab/>------------------</text:p>
      <text:p text:style-name="P31"><text:tab/>if (valore &gt; maxSpeed) {</text:p>
      <text:p text:style-name="P31"><text:tab/><text:tab/>System.out.println("Velocità immessa superiore alla velocità massima");</text:p>
      <text:p text:style-name="P31"><text:s text:c="2"/><text:tab/><text:tab/>flag = false;</text:p>
      <text:p text:style-name="P31"><text:s text:c="6"/><text:tab/>} else if (valore &lt;= 0){</text:p>
      <text:p text:style-name="P31"><text:s text:c="11"/><text:tab/>System.out.println("La velocità non può essere minore o uguale a zero");</text:p>
      <text:p text:style-name="P31"><text:s text:c="12"/><text:tab/>flag = false;</text:p>
      <text:p text:style-name="P31"><text:s text:c="7"/>} else {</text:p>
      <text:p text:style-name="P31"><text:s text:c="12"/><text:tab/>System.out.println("Velcoità modificata con successo!");</text:p>
      <text:p text:style-name="P31"><text:s text:c="12"/><text:tab/>speed = valore;</text:p>
      <text:p text:style-name="P31"><text:s text:c="7"/>}</text:p>
      <text:p text:style-name="P34"><text:tab/>------------------</text:p>
      <text:p text:style-name="P36"><text:tab/>for</text:p>
      <text:p text:style-name="P34"><text:span text:style-name="T9"><text:tab/></text:span><text:span text:style-name="T3">------------------</text:span></text:p>
      <text:p text:style-name="P32"><text:span text:style-name="T9"><text:tab/></text:span><text:span text:style-name="T4">for (int i = 0; i &lt; vettore.length; i++){</text:span></text:p>
      <text:p text:style-name="P37"><text:s text:c="12"/>for (int j = 0; j &lt; vettore[i].length(); j++)</text:p>
      <text:p text:style-name="P37"><text:s text:c="16"/>System.out.write((byte) vettore[i].charAt(j));</text:p>
      <text:p text:style-name="P37"><text:s text:c="7"/>}</text:p>
      <text:p text:style-name="P36"><text:tab/><text:span text:style-name="T3">------------------</text:span></text:p>
      <text:p text:style-name="P36"><text:tab/>while</text:p>
      <text:p text:style-name="P36"><text:tab/><text:span text:style-name="T3">------------------</text:span></text:p>
      <text:p text:style-name="P38"><text:tab/><text:span text:style-name="T10">while (i &lt; 4){</text:span></text:p>
      <text:p text:style-name="P33"><text:span text:style-name="T3"><text:tab/> <text:s text:c="2"/>… </text:span><text:span text:style-name="T6">istruzioni ...</text:span></text:p>
      <text:p text:style-name="P33"><text:span text:style-name="T5"><text:s text:c="7"/>}</text:span><text:span text:style-name="T9"><text:tab/></text:span></text:p>
      <text:list xml:id="list162259557393940" text:continue-numbering="true" text:style-name="L2">
        <text:list-item>
          <text:p text:style-name="P45">Array</text:p>
          <text:p text:style-name="P56">String [] vettore = {"Ciao", "Fortunagta", "Gioiosa", "Sonnolenta"};<text:line-break/>vettore [posizione] = elemento;</text:p>
        </text:list-item>
        <text:list-item>
          <text:p text:style-name="P45"><text:soft-page-break/>Enum</text:p>
        </text:list-item>
      </text:list>
      <text:p text:style-name="P2"><text:tab/><text:span text:style-name="T16">enum mesi { Gennaio, Febbraio, Marzo, Aprile, Maggio, Giugno </text:span><text:span text:style-name="T17">}</text:span></text:p>
      <text:list xml:id="list162260918313918" text:continue-numbering="true" text:style-name="L2">
        <text:list-item>
          <text:p text:style-name="P46">Annotations</text:p>
          <text:p text:style-name="P54">@Override (controllo run-time)</text:p>
        </text:list-item>
      </text:list>
      <text:p text:style-name="P1">La libreria Math</text:p>
      <text:p text:style-name="P8"><text:s text:c="12"/><text:tab/><text:span text:style-name="T14">int divisore = (int)(Math.random()*4);</text:span></text:p>
      <text:p text:style-name="P1">La classe Object</text:p>
      <text:p text:style-name="P27"><text:tab/><text:span text:style-name="T20">macchina1</text:span><text:span text:style-name="T19"> = new Rover();<text:line-break/><text:tab/></text:span><text:span text:style-name="T20">macchina2</text:span><text:span text:style-name="T19"> = new Rover();</text:span></text:p>
      <text:p text:style-name="P27"><text:span text:style-name="T19"><text:tab/>if (</text:span><text:span text:style-name="T20">macchina2</text:span><text:span text:style-name="T19">.equals(</text:span><text:span text:style-name="T20">macchina1</text:span><text:span text:style-name="T19">))</text:span></text:p>
      <text:p text:style-name="P4">Stringhe</text:p>
      <text:p text:style-name="P4"><text:span text:style-name="T11"><text:tab/></text:span><text:span text:style-name="T15">id = nome.substring(0, 4) + cognome.substring(0, 3) + età;</text:span></text:p>
      <text:p text:style-name="P5">Date</text:p>
      <text:p text:style-name="P27"><text:span text:style-name="T12"><text:tab/></text:span><text:span text:style-name="T13">public Date data = new Date();</text:span></text:p>
      <text:p text:style-name="P16"><text:tab/>private static final SimpleDateFormat SDF = new SimpleDateFormat("dd-MM-YYYY");</text:p>
      <text:p text:style-name="P16"><text:tab/>System.out.println(“Data: “ + SDF.format(data));</text:p>
      <text:p text:style-name="P1">Collections</text:p>
      <text:p text:style-name="P11"><text:tab/><text:span text:style-name="T14">List&lt;Integer&gt; list = Arrays.</text:span><text:span text:style-name="T18">asList</text:span><text:span text:style-name="T14">(3,2,1,4,5,6,6);</text:span></text:p>
      <text:p text:style-name="P1">Iterator</text:p>
      <text:p text:style-name="P13"><text:tab/><text:span text:style-name="T25">Iterator itr = al.iterator();</text:span></text:p>
      <text:p text:style-name="P23"><text:span text:style-name="T21"><text:tab/>while(itr.hasNext()) {</text:span><text:span text:style-name="T23"><text:line-break/></text:span><text:span text:style-name="T21"> <text:s text:c="2"/><text:tab/><text:tab/> Object element = itr.next();</text:span><text:span text:style-name="T23"><text:line-break/></text:span><text:span text:style-name="T21"> <text:s text:c="2"/><text:tab/><text:tab/>System.</text:span><text:span text:style-name="T22">out</text:span><text:span text:style-name="T21">.print(element + " ");</text:span><text:span text:style-name="T23"><text:line-break/><text:tab/></text:span><text:span text:style-name="T21">}</text:span></text:p>
      <text:p text:style-name="P6">Foreach</text:p>
      <text:p text:style-name="P12"><text:s text:c="8"/><text:tab/><text:span text:style-name="T24">ArrayList&lt;String&gt; rooms = new ArrayList&lt;&gt;();</text:span></text:p>
      <text:p text:style-name="P22"><text:s text:c="7"/><text:tab/>rooms.add("Hello");</text:p>
      <text:p text:style-name="P22"><text:s text:c="8"/><text:tab/>rooms.add("Ciao");</text:p>
      <text:p text:style-name="P22"><text:s text:c="8"/><text:tab/>rooms.add("Hola");</text:p>
      <text:p text:style-name="P22"/>
      <text:p text:style-name="P25"><text:s text:c="7"/><text:tab/>for (String i: rooms){</text:p>
      <text:p text:style-name="P25"><text:s text:c="11"/><text:tab/><text:tab/>System.out.println(i);</text:p>
      <text:p text:style-name="P25"><text:s text:c="8"/><text:tab/>}</text:p>
      <text:p text:style-name="P1">Generics</text:p>
      <text:p text:style-name="P26"><text:tab/><text:span text:style-name="T26">ArrayList&lt;String&gt; </text:span><text:span text:style-name="T27">ciao</text:span><text:span text:style-name="T26"> = new ArrayList&lt;</text:span><text:span text:style-name="T27">String</text:span><text:span text:style-name="T26">&gt;();</text:span></text:p>
      <text:p text:style-name="P3">Map</text:p>
      <text:p text:style-name="P21"><text:tab/>Map&lt;String, Persona&gt;mappaPersone = new HashMap&lt;&gt;();</text:p>
      <text:p text:style-name="P21"><text:tab/>mappaPersone.put(p.codiceFiscale, p);</text:p>
      <text:p text:style-name="P1">Le Eccezioni</text:p>
      <text:list xml:id="list3845143753675021519" text:style-name="L3">
        <text:list-item>
          <text:p text:style-name="P47">La gestione degli errori</text:p>
        </text:list-item>
      </text:list>
      <text:p text:style-name="P40"><text:s text:c="9"/><text:span text:style-name="T24"><text:s text:c="3"/>try{</text:span></text:p>
      <text:p text:style-name="P41"><text:s text:c="16"/>System.out.print(k + " ");</text:p>
      <text:p text:style-name="P41"><text:s text:c="16"/>System.out.println(vettore[i]);</text:p>
      <text:p text:style-name="P41"><text:s text:c="16"/>i ++;</text:p>
      <text:p text:style-name="P41"><text:s text:c="12"/>}</text:p>
      <text:p text:style-name="P41"><text:s text:c="12"/>catch (ArrayIndexOutOfBoundsException e) {</text:p>
      <text:p text:style-name="P41"><text:s text:c="16"/>System.out.println("-------------------------------------");</text:p>
      <text:p text:style-name="P41"><text:soft-page-break/><text:s text:c="16"/>i = 0;</text:p>
      <text:p text:style-name="P41"><text:s text:c="12"/>} finally {</text:p>
      <text:p text:style-name="P41"><text:s text:c="16"/>k ++;</text:p>
      <text:p text:style-name="P41"><text:s text:c="16"/>if (k == 50) return;</text:p>
      <text:p text:style-name="P41"><text:s text:c="12"/>}</text:p>
      <text:list xml:id="list162260005657973" text:continue-numbering="true" text:style-name="L3">
        <text:list-item>
          <text:p text:style-name="P47">Checked e unchecked</text:p>
        </text:list-item>
      </text:list>
      <text:p text:style-name="P29"><text:s text:c="3"/><text:tab/> <text:span text:style-name="T29">public void prenota() throws PrenotazioneException{</text:span></text:p>
      <text:p text:style-name="P30"><text:s text:c="3"/><text:tab/> <text:s text:c="4"/>if (postiDisponibili == 0){</text:p>
      <text:p text:style-name="P30"><text:s text:c="3"/><text:tab/> <text:s text:c="8"/>throw new PrenotazioneException();</text:p>
      <text:p text:style-name="P30"><text:s text:c="3"/><text:tab/> <text:s text:c="4"/>}</text:p>
      <text:p text:style-name="P30"><text:s text:c="3"/><text:tab/> <text:s text:c="4"/>postiDisponibili --;</text:p>
      <text:p text:style-name="P30"><text:s text:c="2"/><text:tab/> <text:s/>}</text:p>
      <text:p text:style-name="P30"><text:tab/>--------------------------------</text:p>
      <text:p text:style-name="P30"><text:tab/>public class PrenotazioneException extends Exception{</text:p>
      <text:p text:style-name="P30"><text:s text:c="2"/><text:tab/> <text:s/>public String toString(){</text:p>
      <text:p text:style-name="P30"><text:s text:c="4"/><text:tab/> <text:s text:c="3"/>return "Error";</text:p>
      <text:p text:style-name="P30"><text:s text:c="3"/><text:tab/> }</text:p>
      <text:p text:style-name="P30"><text:tab/>}</text:p>
      <text:p text:style-name="P30"><text:tab/>---------------------------------</text:p>
      <text:p text:style-name="P35"><text:tab/>catch (PrenotazioneException eccezione){</text:p>
      <text:p text:style-name="P35"><text:tab/><text:tab/>System.out.println(eccezione.toString());</text:p>
      <text:p text:style-name="P35"><text:s text:c="7"/>}</text:p>
      <text:p text:style-name="P29"/>
      <text:list xml:id="list162260813983129" text:continue-numbering="true" text:style-name="L3">
        <text:list-item>
          <text:p text:style-name="P47">Eccezioni ed ereditarietà</text:p>
        </text:list-item>
      </text:list>
      <text:p text:style-name="P42"><text:tab/>try {</text:p>
      <text:p text:style-name="P42"><text:tab/><text:tab/>int c = a/b;</text:p>
      <text:p text:style-name="P42"><text:tab/><text:tab/>System.out.println(c);</text:p>
      <text:p text:style-name="P42"><text:tab/>}</text:p>
      <text:p text:style-name="P42"><text:tab/>catch (ArithmeticException exc) {</text:p>
      <text:p text:style-name="P42"><text:tab/><text:tab/>System.out.println("Divisione per zero...");</text:p>
      <text:p text:style-name="P42"><text:tab/>}</text:p>
      <text:p text:style-name="P42"><text:tab/>catch (NullPointerException exc) {</text:p>
      <text:p text:style-name="P42"><text:tab/><text:tab/>System.out.println("Reference nullo...");</text:p>
      <text:p text:style-name="P42"><text:tab/>}catch (Exception exc) {</text:p>
      <text:p text:style-name="P42"><text:tab/><text:tab/>exc.printStackTrace();</text:p>
      <text:p text:style-name="P42"><text:tab/>}</text:p>
      <text:p text:style-name="P1">JavaDoc</text:p>
      <text:list xml:id="list6645203953335050312" text:style-name="L4">
        <text:list-item>
          <text:p text:style-name="P48">Sintassi</text:p>
          <text:p text:style-name="P58">/**<text:span text:style-name="T28">Descrizione<text:line-break/>@descrittore <text:line-break/></text:span>…<text:line-break/>*/</text:p>
        </text:list-item>
        <text:list-item>
          <text:p text:style-name="P48">Esempio</text:p>
        </text:list-item>
      </text:list>
      <text:p text:style-name="P28"><text:tab/><text:span text:style-name="T24">/**Conta quante lettere sono presenti </text:span></text:p>
      <text:p text:style-name="P24"><text:tab/>* @author Luca</text:p>
      <text:p text:style-name="P24"><text:s/><text:tab/>* @version 1.0</text:p>
      <text:p text:style-name="P24"><text:tab/>……. </text:p>
      <text:p text:style-name="P24"><text:tab/>*/</text:p>
      <text:p text:style-name="P24"><text:tab/>private int contaLettera(char c) throws{...}</text:p>
      <text:p text:style-name="P7">IO</text:p>
      <text:list xml:id="list5922487791835854002" text:style-name="L5">
        <text:list-item>
          <text:p text:style-name="P49">Stream</text:p>
        </text:list-item>
      </text:list>
      <text:p text:style-name="P19"><text:tab/><text:tab/>FileInputStream fileInputStream = new FileInputStream("text.txt");</text:p>
      <text:p text:style-name="P19"><text:s text:c="13"/>FileOutputStream fileOutputStream = new FileOutputStream("text2.txt");</text:p>
      <text:p text:style-name="P19"><text:s text:c="13"/>int n;</text:p>
      <text:p text:style-name="P19"><text:s text:c="13"/>byte buffer[] = new byte[20];</text:p>
      <text:p text:style-name="P19"><text:soft-page-break/><text:s text:c="12"/>while ((n=fileInputStream.read(buffer)) &gt; -1){</text:p>
      <text:p text:style-name="P19"><text:s text:c="16"/>//La dimensione del file è di 15 byte</text:p>
      <text:p text:style-name="P19"><text:s text:c="16"/>//n = 15;</text:p>
      <text:p text:style-name="P19"><text:s text:c="16"/>//System.out.println(n);</text:p>
      <text:p text:style-name="P19"><text:s text:c="16"/>fileOutputStream.write(buffer, 0, n);</text:p>
      <text:p text:style-name="P19"><text:s text:c="12"/>}</text:p>
      <text:p text:style-name="P19"><text:s text:c="12"/>fileInputStream.close();</text:p>
      <text:p text:style-name="P19"><text:s text:c="12"/>fileOutputStream.close();</text:p>
      <text:list xml:id="list162261404084772" text:continue-numbering="true" text:style-name="L5">
        <text:list-item>
          <text:p text:style-name="P49">Serializzazione</text:p>
          <text:p text:style-name="P49"/>
        </text:list-item>
      </text:list>
      <text:p text:style-name="P9">JUNIT</text:p>
      <text:p text:style-name="P20"><text:tab/>public class Calculate {</text:p>
      <text:p text:style-name="P20"><text:tab/><text:tab/>public int somma (int a, int b ){<text:line-break/><text:tab/><text:tab/><text:tab/>System.out.println(“Somma di due numeri interi: “ + a + “ “ + b);<text:line-break/><text:tab/><text:tab/><text:tab/>return a + b;</text:p>
      <text:p text:style-name="P20"><text:tab/><text:tab/>}</text:p>
      <text:p text:style-name="P20"><text:tab/>}</text:p>
      <text:p text:style-name="P20"><text:tab/>------------------------</text:p>
      <text:p text:style-name="P20"><text:tab/>package com.javacodegeeks.junit;</text:p>
      <text:p text:style-name="P20"><text:tab/>import static org.junit.Assert.*;</text:p>
      <text:p text:style-name="P20"><text:tab/>import org.junit.Test;</text:p>
      <text:p text:style-name="P20"><text:tab/>public class CalculateTest {</text:p>
      <text:p text:style-name="P20"><text:tab/><text:tab/>Calculate calcolo = new Calculate();<text:line-break/><text:tab/><text:tab/>int somma = calcolo.somma(3,5);<text:line-break/><text:tab/><text:tab/>int testSomma = 7;</text:p>
      <text:p text:style-name="P20"><text:tab/><text:tab/>@Test</text:p>
      <text:p text:style-name="P20"><text:tab/><text:tab/>public void TestSomma(){</text:p>
      <text:p text:style-name="P20"><text:tab/><text:tab/><text:tab/>System.out.println(“Test Junit:” + somma + “ = “ + testSomma);<text:line-break/><text:tab/><text:tab/><text:tab/>assertEquals(somma, testSomma);<text:tab/><text:tab/></text:p>
      <text:p text:style-name="P20"><text:tab/><text:tab/>}</text:p>
      <text:p text:style-name="P20"><text:tab/>}</text:p>
      <text:p text:style-name="P9">MAVEN</text:p>
      <text:p text:style-name="P1">JDBC</text:p>
      <text:list xml:id="list8490597687554093818" text:style-name="L6">
        <text:list-item>
          <text:p text:style-name="P50">Usare JDBC<text:span text:style-name="T1"> </text:span><text:span text:style-name="T2">e </text:span>Connessione al DataBase</text:p>
        </text:list-item>
        <text:list-item>
          <text:p text:style-name="P50">Tipi di query</text:p>
        </text:list-item>
        <text:list-item>
          <text:p text:style-name="P50">ResultSet</text:p>
        </text:list-item>
        <text:list-item>
          <text:p text:style-name="P50">Eccezioni</text:p>
        </text:list-item>
        <text:list-item>
          <text:p text:style-name="P50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Predefinito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fo:line-height="9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1" style:display-name="Predefinito~LT~Gliederung 1" style:family="paragraph" style:default-outline-level="">
      <style:paragraph-properties fo:margin-left="0cm" fo:margin-right="0cm" fo:margin-top="0.282cm" fo:margin-bottom="0cm" loext:contextual-spacing="false" fo:line-height="86%" fo:text-align="start" style:justify-single-word="false" fo:orphans="2" fo:widows="2" fo:text-indent="0cm" style:auto-text-indent="false" style:writing-mode="lr-tb">
        <style:tab-stops>
          <style:tab-stop style:position="0.309cm"/>
          <style:tab-stop style:position="1.556cm"/>
          <style:tab-stop style:position="2.805cm"/>
          <style:tab-stop style:position="4.052cm"/>
          <style:tab-stop style:position="5.3cm"/>
          <style:tab-stop style:position="6.548cm"/>
          <style:tab-stop style:position="7.796cm"/>
          <style:tab-stop style:position="9.043cm"/>
          <style:tab-stop style:position="10.292cm"/>
          <style:tab-stop style:position="11.539cm"/>
          <style:tab-stop style:position="12.788cm"/>
          <style:tab-stop style:position="14.035cm"/>
          <style:tab-stop style:position="15.284cm"/>
          <style:tab-stop style:position="16.531cm"/>
          <style:tab-stop style:position="17.78cm"/>
          <style:tab-stop style:position="19.027cm"/>
          <style:tab-stop style:position="20.274cm"/>
          <style:tab-stop style:position="21.523cm"/>
          <style:tab-stop style:position="22.772cm"/>
          <style:tab-stop style:position="24.01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left="0cm" fo:margin-right="0cm" fo:margin-top="0.245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445cm"/>
          <style:tab-stop style:position="1.693cm"/>
          <style:tab-stop style:position="2.94cm"/>
          <style:tab-stop style:position="4.189cm"/>
          <style:tab-stop style:position="5.436cm"/>
          <style:tab-stop style:position="6.685cm"/>
          <style:tab-stop style:position="7.932cm"/>
          <style:tab-stop style:position="9.181cm"/>
          <style:tab-stop style:position="10.428cm"/>
          <style:tab-stop style:position="11.675cm"/>
          <style:tab-stop style:position="12.924cm"/>
          <style:tab-stop style:position="14.173cm"/>
          <style:tab-stop style:position="15.42cm"/>
          <style:tab-stop style:position="16.669cm"/>
          <style:tab-stop style:position="17.916cm"/>
          <style:tab-stop style:position="19.165cm"/>
          <style:tab-stop style:position="20.412cm"/>
          <style:tab-stop style:position="21.661cm"/>
          <style:tab-stop style:position="22.908cm"/>
          <style:tab-stop style:position="24.15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left="0cm" fo:margin-right="0cm" fo:margin-top="0.212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left="0cm" fo:margin-right="0cm" fo:margin-top="0.176cm" fo:margin-bottom="0cm" loext:contextual-spacing="false" fo:line-height="86%" fo:text-align="start" style:justify-single-word="false" fo:text-indent="0cm" style:auto-text-indent="false" style:writing-mode="lr-tb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margin-left="0cm" fo:margin-right="0cm" fo:margin-top="0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3e3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cm" fo:margin-right="0cm" fo:margin-top="0.282cm" fo:margin-bottom="0cm" loext:contextual-spacing="false" fo:line-height="8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margin-left="0cm" fo:margin-right="0cm" fo:margin-top="0cm" fo:margin-bottom="0cm" loext:contextual-spacing="false" fo:line-height="9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1" style:display-name="Titolo1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Gliederung_20_2" style:display-name="Titolo1~LT~Gliederung 2" style:family="paragraph" style:parent-style-name="Titolo1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1_7e_LT_7e_Gliederung_20_3" style:display-name="Titolo1~LT~Gliederung 3" style:family="paragraph" style:parent-style-name="Titolo1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1_7e_LT_7e_Gliederung_20_4" style:display-name="Titolo1~LT~Gliederung 4" style:family="paragraph" style:parent-style-name="Titolo1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1_7e_LT_7e_Gliederung_20_5" style:display-name="Titolo1~LT~Gliederung 5" style:family="paragraph" style:parent-style-name="Titolo1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6" style:display-name="Titolo1~LT~Gliederung 6" style:family="paragraph" style:parent-style-name="Titolo1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7" style:display-name="Titolo1~LT~Gliederung 7" style:family="paragraph" style:parent-style-name="Titolo1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8" style:display-name="Titolo1~LT~Gliederung 8" style:family="paragraph" style:parent-style-name="Titolo1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Gliederung_20_9" style:display-name="Titolo1~LT~Gliederung 9" style:family="paragraph" style:parent-style-name="Titolo1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1_7e_LT_7e_Titel" style:display-name="Titolo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Untertitel" style:display-name="Titolo1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Notizen" style:display-name="Tito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1_7e_LT_7e_Hintergrundobjekte" style:display-name="Tito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1_7e_LT_7e_Hintergrund" style:display-name="Tito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Gliederung_20_1" style:display-name="Titolo2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Gliederung_20_2" style:display-name="Titolo2~LT~Gliederung 2" style:family="paragraph" style:parent-style-name="Titolo2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olo2_7e_LT_7e_Gliederung_20_3" style:display-name="Titolo2~LT~Gliederung 3" style:family="paragraph" style:parent-style-name="Titolo2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olo2_7e_LT_7e_Gliederung_20_4" style:display-name="Titolo2~LT~Gliederung 4" style:family="paragraph" style:parent-style-name="Titolo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5" style:display-name="Titolo2~LT~Gliederung 5" style:family="paragraph" style:parent-style-name="Titolo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6" style:display-name="Titolo2~LT~Gliederung 6" style:family="paragraph" style:parent-style-name="Titolo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7" style:display-name="Titolo2~LT~Gliederung 7" style:family="paragraph" style:parent-style-name="Titolo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8" style:display-name="Titolo2~LT~Gliederung 8" style:family="paragraph" style:parent-style-name="Titolo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Gliederung_20_9" style:display-name="Titolo2~LT~Gliederung 9" style:family="paragraph" style:parent-style-name="Titolo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olo2_7e_LT_7e_Titel" style:display-name="Titolo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Untertitel" style:display-name="Titolo2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Notizen" style:display-name="Tito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2_7e_LT_7e_Hintergrundobjekte" style:display-name="Tito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2_7e_LT_7e_Hintergrund" style:display-name="Tito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Gliederung_20_1" style:display-name="Titolo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Gliederung_20_2" style:display-name="Titolo3~LT~Gliederung 2" style:family="paragraph" style:parent-style-name="Titolo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olo3_7e_LT_7e_Gliederung_20_3" style:display-name="Titolo3~LT~Gliederung 3" style:family="paragraph" style:parent-style-name="Titolo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olo3_7e_LT_7e_Gliederung_20_4" style:display-name="Titolo3~LT~Gliederung 4" style:family="paragraph" style:parent-style-name="Titolo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olo3_7e_LT_7e_Gliederung_20_5" style:display-name="Titolo3~LT~Gliederung 5" style:family="paragraph" style:parent-style-name="Titolo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6" style:display-name="Titolo3~LT~Gliederung 6" style:family="paragraph" style:parent-style-name="Titolo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7" style:display-name="Titolo3~LT~Gliederung 7" style:family="paragraph" style:parent-style-name="Titolo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8" style:display-name="Titolo3~LT~Gliederung 8" style:family="paragraph" style:parent-style-name="Titolo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Gliederung_20_9" style:display-name="Titolo3~LT~Gliederung 9" style:family="paragraph" style:parent-style-name="Titolo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olo3_7e_LT_7e_Titel" style:display-name="Titolo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Untertitel" style:display-name="Titolo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Notizen" style:display-name="Titolo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olo3_7e_LT_7e_Hintergrundobjekte" style:display-name="Titolo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olo3_7e_LT_7e_Hintergrund" style:display-name="Titolo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8T15:49:50.495072758</dc:date>
    <meta:editing-duration>PT5H26M23S</meta:editing-duration>
    <meta:editing-cycles>25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4" meta:paragraph-count="174" meta:word-count="571" meta:character-count="4955" meta:non-whitespace-character-count="3859"/>
  </office:meta>
</office:document-meta>
</file>